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office:value-type="string" calcext:value-type="string">
            <text:p>CodeDB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uildTarge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ckName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oadableOb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th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rack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ckName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asepath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uildSourc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ckName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argetName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ourceName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ourcePath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ource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Source</text:p>
          </table:table-cell>
          <table:table-cell office:value-type="string" calcext:value-type="string">
            <text:p>CHead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01:14:19.100000000</meta:creation-date>
    <dc:date>2023-11-30T01:25:44.669000000</dc:date>
    <meta:editing-duration>PT11M25S</meta:editing-duration>
    <meta:editing-cycles>2</meta:editing-cycles>
    <meta:generator>LibreOffice/7.6.2.1$Windows_X86_64 LibreOffice_project/56f7684011345957bbf33a7ee678afaf4d2ba333</meta:generator>
    <meta:document-statistic meta:table-count="1" meta:cell-count="31" meta:object-count="0"/>
  </office:meta>
</office:document-meta>
</file>